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htmlRendering.renderNameAndId( Appender sb , State st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mTag.doStartTag( Appender sb , AbstractTagState renderSt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tate.cle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FormTag.doEndTag( Appender s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Rendering.renderNameAndId( Appender sb , State st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ormTag.add( HashMap html , HashMap htmlQuirks , HashMap xhtm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